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2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2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0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0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2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9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0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6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9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3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30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5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3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2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5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5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9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6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9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1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4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8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27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31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5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31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6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30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7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7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7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1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8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24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3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6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1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12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10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7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8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8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7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2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8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6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97485714286" calcext:value-type="float">
            <text:p>8.4529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21238709678" calcext:value-type="float">
            <text:p>8.29921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3425" calcext:value-type="float">
            <text:p>8.074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67096774194" calcext:value-type="float">
            <text:p>7.961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21309090909" calcext:value-type="float">
            <text:p>7.99721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39535483871" calcext:value-type="float">
            <text:p>8.1653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599175" calcext:value-type="float">
            <text:p>8.3159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956571428571" calcext:value-type="float">
            <text:p>8.4995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94632258065" calcext:value-type="float">
            <text:p>8.6899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95085714286" calcext:value-type="float">
            <text:p>9.0229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7536" calcext:value-type="float">
            <text:p>8.9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367" calcext:value-type="float">
            <text:p>8.6513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492" calcext:value-type="float">
            <text:p>8.38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331127272727" calcext:value-type="float">
            <text:p>8.41331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96625" calcext:value-type="float">
            <text:p>8.4929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40415483871" calcext:value-type="float">
            <text:p>8.444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46795" calcext:value-type="float">
            <text:p>8.4846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26967741936" calcext:value-type="float">
            <text:p>8.2782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75636363636" calcext:value-type="float">
            <text:p>8.36075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8578" calcext:value-type="float">
            <text:p>8.688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220363636364" calcext:value-type="float">
            <text:p>8.9722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475811764706" calcext:value-type="float">
            <text:p>8.844758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6716" calcext:value-type="float">
            <text:p>8.7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823458064516" calcext:value-type="float">
            <text:p>8.5382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096" calcext:value-type="float">
            <text:p>8.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07472" calcext:value-type="float">
            <text:p>9.94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8508" calcext:value-type="float">
            <text:p>9.3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198" calcext:value-type="float">
            <text:p>8.823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6576" calcext:value-type="float">
            <text:p>8.9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726" calcext:value-type="float">
            <text:p>8.5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14" calcext:value-type="float">
            <text:p>8.3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032" calcext:value-type="float">
            <text:p>8.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9244" calcext:value-type="float">
            <text:p>8.4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1812" calcext:value-type="float">
            <text:p>8.4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999870967742" calcext:value-type="float">
            <text:p>8.4699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0828" calcext:value-type="float">
            <text:p>8.9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54503225807" calcext:value-type="float">
            <text:p>8.6255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190683870968" calcext:value-type="float">
            <text:p>8.7919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25656" calcext:value-type="float">
            <text:p>8.7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21928" calcext:value-type="float">
            <text:p>8.50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56232258064" calcext:value-type="float">
            <text:p>8.66556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8224" calcext:value-type="float">
            <text:p>9.1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54529032258" calcext:value-type="float">
            <text:p>9.2175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762116129032" calcext:value-type="float">
            <text:p>8.7676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040228571429" calcext:value-type="float">
            <text:p>8.7704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3544" calcext:value-type="float">
            <text:p>8.60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6536" calcext:value-type="float">
            <text:p>8.60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3426" calcext:value-type="float">
            <text:p>9.12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9288" calcext:value-type="float">
            <text:p>9.2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338455172414" calcext:value-type="float">
            <text:p>9.13338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49256" calcext:value-type="float">
            <text:p>8.6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4392" calcext:value-type="float">
            <text:p>8.7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680516129032" calcext:value-type="float">
            <text:p>9.096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9394" calcext:value-type="float">
            <text:p>9.629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91536" calcext:value-type="float">
            <text:p>9.17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732541935484" calcext:value-type="float">
            <text:p>9.2773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7112" calcext:value-type="float">
            <text:p>9.14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26890322581" calcext:value-type="float">
            <text:p>8.7882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91885714286" calcext:value-type="float">
            <text:p>8.3859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41935483871" calcext:value-type="float">
            <text:p>8.738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0224" calcext:value-type="float">
            <text:p>8.8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748" calcext:value-type="float">
            <text:p>8.2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108619354839" calcext:value-type="float">
            <text:p>8.3710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2556" calcext:value-type="float">
            <text:p>9.7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14264" calcext:value-type="float">
            <text:p>9.43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0672" calcext:value-type="float">
            <text:p>9.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001171428571" calcext:value-type="float">
            <text:p>9.0200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220748387097" calcext:value-type="float">
            <text:p>8.8622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5172" calcext:value-type="float">
            <text:p>8.6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249866666667" calcext:value-type="float">
            <text:p>8.3924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21006451613" calcext:value-type="float">
            <text:p>8.6862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446" calcext:value-type="float">
            <text:p>9.0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05952" calcext:value-type="float">
            <text:p>9.74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47952" calcext:value-type="float">
            <text:p>9.05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322206896552" calcext:value-type="float">
            <text:p>8.9632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796" calcext:value-type="float">
            <text:p>9.0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3535483871" calcext:value-type="float">
            <text:p>9.035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682" calcext:value-type="float">
            <text:p>8.8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656" calcext:value-type="float">
            <text:p>9.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5708" calcext:value-type="float">
            <text:p>9.8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2268" calcext:value-type="float">
            <text:p>9.0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7508" calcext:value-type="float">
            <text:p>9.0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9572" calcext:value-type="float">
            <text:p>9.5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8012" calcext:value-type="float">
            <text:p>8.4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972" calcext:value-type="float">
            <text:p>7.7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4952" calcext:value-type="float">
            <text:p>9.3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094057142857" calcext:value-type="float">
            <text:p>7.9609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92772413793" calcext:value-type="float">
            <text:p>8.39492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57256" calcext:value-type="float">
            <text:p>8.67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27088" calcext:value-type="float">
            <text:p>8.31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573083870968" calcext:value-type="float">
            <text:p>8.1457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201971428571" calcext:value-type="float">
            <text:p>8.32201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68696774194" calcext:value-type="float">
            <text:p>8.089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02038709677" calcext:value-type="float">
            <text:p>8.2870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315314285714" calcext:value-type="float">
            <text:p>8.5731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126529032258" calcext:value-type="float">
            <text:p>8.5012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7324" calcext:value-type="float">
            <text:p>8.3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552206451613" calcext:value-type="float">
            <text:p>8.5155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744180645161" calcext:value-type="float">
            <text:p>8.8074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2712" calcext:value-type="float">
            <text:p>9.5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3288" calcext:value-type="float">
            <text:p>9.3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260077419355" calcext:value-type="float">
            <text:p>8.8626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29885714286" calcext:value-type="float">
            <text:p>8.7592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61135483871" calcext:value-type="float">
            <text:p>8.750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844851612903" calcext:value-type="float">
            <text:p>8.5784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69784" calcext:value-type="float">
            <text:p>8.38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54064516129" calcext:value-type="float">
            <text:p>8.4675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144" calcext:value-type="float">
            <text:p>8.6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345677419355" calcext:value-type="float">
            <text:p>8.853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55" calcext:value-type="float">
            <text:p>9.7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664206451613" calcext:value-type="float">
            <text:p>9.8566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201171428572" calcext:value-type="float">
            <text:p>9.78201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107819354839" calcext:value-type="float">
            <text:p>9.8310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18141935484" calcext:value-type="float">
            <text:p>9.649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0144" calcext:value-type="float">
            <text:p>9.2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51312" calcext:value-type="float">
            <text:p>9.9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956" calcext:value-type="float">
            <text:p>9.1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1596" calcext:value-type="float">
            <text:p>9.7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0808" calcext:value-type="float">
            <text:p>10.0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3628" calcext:value-type="float">
            <text:p>8.4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0064" calcext:value-type="float">
            <text:p>8.6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0348" calcext:value-type="float">
            <text:p>8.8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098" calcext:value-type="float">
            <text:p>7.8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1564" calcext:value-type="float">
            <text:p>7.9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2292" calcext:value-type="float">
            <text:p>8.4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8144" calcext:value-type="float">
            <text:p>8.5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4832" calcext:value-type="float">
            <text:p>8.4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148" calcext:value-type="float">
            <text:p>8.4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6132" calcext:value-type="float">
            <text:p>8.6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7648" calcext:value-type="float">
            <text:p>8.8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5664" calcext:value-type="float">
            <text:p>8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8944" calcext:value-type="float">
            <text:p>8.5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8116" calcext:value-type="float">
            <text:p>8.5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1164" calcext:value-type="float">
            <text:p>8.5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7314" calcext:value-type="float">
            <text:p>8.22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0128" calcext:value-type="float">
            <text:p>8.3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5236" calcext:value-type="float">
            <text:p>8.3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0552" calcext:value-type="float">
            <text:p>8.4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7804" calcext:value-type="float">
            <text:p>8.3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0852" calcext:value-type="float">
            <text:p>8.3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4924" calcext:value-type="float">
            <text:p>8.1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382" calcext:value-type="float">
            <text:p>7.7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8506" calcext:value-type="float">
            <text:p>7.85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9892" calcext:value-type="float">
            <text:p>8.2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9228" calcext:value-type="float">
            <text:p>7.5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43" calcext:value-type="float">
            <text:p>7.7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718" calcext:value-type="float">
            <text:p>7.9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491" calcext:value-type="float">
            <text:p>8.80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254" calcext:value-type="float">
            <text:p>8.8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372" calcext:value-type="float">
            <text:p>7.9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092" calcext:value-type="float">
            <text:p>7.9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3692" calcext:value-type="float">
            <text:p>8.2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2912" calcext:value-type="float">
            <text:p>8.3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0412" calcext:value-type="float">
            <text:p>8.6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3632" calcext:value-type="float">
            <text:p>8.9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0036" calcext:value-type="float">
            <text:p>8.6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25" calcext:value-type="float">
            <text:p>8.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328" calcext:value-type="float">
            <text:p>8.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9956" calcext:value-type="float">
            <text:p>8.0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0192" calcext:value-type="float">
            <text:p>8.1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482" calcext:value-type="float">
            <text:p>8.0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154" calcext:value-type="float">
            <text:p>8.5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4448" calcext:value-type="float">
            <text:p>8.6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446" calcext:value-type="float">
            <text:p>9.0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9596" calcext:value-type="float">
            <text:p>8.9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158" calcext:value-type="float">
            <text:p>8.8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08" calcext:value-type="float">
            <text:p>8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162" calcext:value-type="float">
            <text:p>9.1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2" calcext:value-type="float">
            <text:p>9.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1" calcext:value-type="float">
            <text:p>8.8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144" calcext:value-type="float">
            <text:p>8.6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3568" calcext:value-type="float">
            <text:p>9.2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014" calcext:value-type="float">
            <text:p>8.7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8596" calcext:value-type="float">
            <text:p>8.5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1436" calcext:value-type="float">
            <text:p>8.4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4432" calcext:value-type="float">
            <text:p>9.0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" calcext:value-type="float">
            <text:p>8.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1614" calcext:value-type="float">
            <text:p>8.34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7572" calcext:value-type="float">
            <text:p>8.7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60103225807" calcext:value-type="float">
            <text:p>9.0736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639" calcext:value-type="float">
            <text:p>9.21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656" calcext:value-type="float">
            <text:p>8.4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524" calcext:value-type="float">
            <text:p>8.3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8768" calcext:value-type="float">
            <text:p>8.51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582" calcext:value-type="float">
            <text:p>8.4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6948" calcext:value-type="float">
            <text:p>8.3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53" calcext:value-type="float">
            <text:p>8.1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5028" calcext:value-type="float">
            <text:p>8.2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774" calcext:value-type="float">
            <text:p>8.5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588" calcext:value-type="float">
            <text:p>9.2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5392" calcext:value-type="float">
            <text:p>9.1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21" calcext:value-type="float">
            <text:p>9.1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0296" calcext:value-type="float">
            <text:p>8.2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4588" calcext:value-type="float">
            <text:p>8.5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0592" calcext:value-type="float">
            <text:p>8.8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40608" calcext:value-type="float">
            <text:p>8.03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3936" calcext:value-type="float">
            <text:p>8.1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5472" calcext:value-type="float">
            <text:p>8.4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38056" calcext:value-type="float">
            <text:p>8.55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631" calcext:value-type="float">
            <text:p>8.57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469548387097" calcext:value-type="float">
            <text:p>8.1946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4512" calcext:value-type="float">
            <text:p>8.84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9492" calcext:value-type="float">
            <text:p>8.8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682" calcext:value-type="float">
            <text:p>8.8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516877419355" calcext:value-type="float">
            <text:p>8.8351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427793548387" calcext:value-type="float">
            <text:p>8.9342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83896" calcext:value-type="float">
            <text:p>8.9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95616" calcext:value-type="float">
            <text:p>8.3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54864516129" calcext:value-type="float">
            <text:p>8.1505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08220689655" calcext:value-type="float">
            <text:p>8.12008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02167741936" calcext:value-type="float">
            <text:p>8.1990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912593548387" calcext:value-type="float">
            <text:p>8.0991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945006451613" calcext:value-type="float">
            <text:p>7.9394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5112" calcext:value-type="float">
            <text:p>8.0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882477419355" calcext:value-type="float">
            <text:p>8.3688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5974" calcext:value-type="float">
            <text:p>8.93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5288" calcext:value-type="float">
            <text:p>9.0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3316" calcext:value-type="float">
            <text:p>8.2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044" calcext:value-type="float">
            <text:p>8.6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324387096774" calcext:value-type="float">
            <text:p>8.1332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494322580645" calcext:value-type="float">
            <text:p>8.8249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80255483871" calcext:value-type="float">
            <text:p>9.078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7224" calcext:value-type="float">
            <text:p>9.25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94888" calcext:value-type="float">
            <text:p>9.21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901548387097" calcext:value-type="float">
            <text:p>8.469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832857142857" calcext:value-type="float">
            <text:p>8.3983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385109677419" calcext:value-type="float">
            <text:p>8.1738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59303225807" calcext:value-type="float">
            <text:p>8.2475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7296" calcext:value-type="float">
            <text:p>8.32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182116129032" calcext:value-type="float">
            <text:p>8.0818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92752" calcext:value-type="float">
            <text:p>8.0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829290322581" calcext:value-type="float">
            <text:p>8.2182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42296774194" calcext:value-type="float">
            <text:p>8.2634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6272" calcext:value-type="float">
            <text:p>8.5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65168" calcext:value-type="float">
            <text:p>9.3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44224516129" calcext:value-type="float">
            <text:p>8.984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37268965517" calcext:value-type="float">
            <text:p>8.93337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062890322581" calcext:value-type="float">
            <text:p>8.620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39375483871" calcext:value-type="float">
            <text:p>8.373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83152" calcext:value-type="float">
            <text:p>8.0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88903225807" calcext:value-type="float">
            <text:p>7.9488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0104" calcext:value-type="float">
            <text:p>8.13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0015483871" calcext:value-type="float">
            <text:p>8.124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18167741935" calcext:value-type="float">
            <text:p>8.33618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76304" calcext:value-type="float">
            <text:p>8.7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418477419355" calcext:value-type="float">
            <text:p>9.344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70352" calcext:value-type="float">
            <text:p>9.19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046683870968" calcext:value-type="float">
            <text:p>8.700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591428571429" calcext:value-type="float">
            <text:p>8.6759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880722580645" calcext:value-type="float">
            <text:p>8.498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866270967742" calcext:value-type="float">
            <text:p>8.4486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1424" calcext:value-type="float">
            <text:p>8.3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158425806452" calcext:value-type="float">
            <text:p>7.9315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3695" calcext:value-type="float">
            <text:p>7.9093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1024516129" calcext:value-type="float">
            <text:p>7.948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584051612903" calcext:value-type="float">
            <text:p>8.2858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80032" calcext:value-type="float">
            <text:p>9.06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487870967742" calcext:value-type="float">
            <text:p>9.4148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41168" calcext:value-type="float">
            <text:p>9.16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343922580645" calcext:value-type="float">
            <text:p>8.9834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982314285714" calcext:value-type="float">
            <text:p>8.5998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123096774194" calcext:value-type="float">
            <text:p>8.2512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1996" calcext:value-type="float">
            <text:p>7.84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370171428572" calcext:value-type="float">
            <text:p>8.06370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09661538462" calcext:value-type="float">
            <text:p>8.30509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26752" calcext:value-type="float">
            <text:p>8.6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545418181818" calcext:value-type="float">
            <text:p>8.72545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19472" calcext:value-type="float">
            <text:p>8.1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041574193548" calcext:value-type="float">
            <text:p>8.0704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30714285714" calcext:value-type="float">
            <text:p>7.90030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37006451613" calcext:value-type="float">
            <text:p>8.0613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922993548387" calcext:value-type="float">
            <text:p>8.1692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53096" calcext:value-type="float">
            <text:p>8.39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337083870968" calcext:value-type="float">
            <text:p>8.3133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30496" calcext:value-type="float">
            <text:p>8.0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909677419355" calcext:value-type="float">
            <text:p>8.259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220851612903" calcext:value-type="float">
            <text:p>8.1822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57848" calcext:value-type="float">
            <text:p>8.28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188463157895" calcext:value-type="float">
            <text:p>8.581884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21672" calcext:value-type="float">
            <text:p>8.60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0224" calcext:value-type="float">
            <text:p>8.4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46" calcext:value-type="float">
            <text:p>8.12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98864516129" calcext:value-type="float">
            <text:p>8.2419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037522580645" calcext:value-type="float">
            <text:p>8.0903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7284" calcext:value-type="float">
            <text:p>7.9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836825806452" calcext:value-type="float">
            <text:p>8.108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55488" calcext:value-type="float">
            <text:p>8.17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22864516129" calcext:value-type="float">
            <text:p>8.257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765625806452" calcext:value-type="float">
            <text:p>8.5076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90168" calcext:value-type="float">
            <text:p>8.99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805419354839" calcext:value-type="float">
            <text:p>9.258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81536" calcext:value-type="float">
            <text:p>8.79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025316129032" calcext:value-type="float">
            <text:p>8.490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329171428571" calcext:value-type="float">
            <text:p>8.59329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274580645161" calcext:value-type="float">
            <text:p>8.5727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97961290323" calcext:value-type="float">
            <text:p>8.4769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6616" calcext:value-type="float">
            <text:p>7.90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327896774193" calcext:value-type="float">
            <text:p>7.87327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9576" calcext:value-type="float">
            <text:p>7.99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07744516129" calcext:value-type="float">
            <text:p>7.990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562090322581" calcext:value-type="float">
            <text:p>8.1756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6704" calcext:value-type="float">
            <text:p>8.4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729161290323" calcext:value-type="float">
            <text:p>8.687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2608" calcext:value-type="float">
            <text:p>7.52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266683870968" calcext:value-type="float">
            <text:p>7.252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14742857143" calcext:value-type="float">
            <text:p>7.2211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18038709678" calcext:value-type="float">
            <text:p>7.2811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20980645161" calcext:value-type="float">
            <text:p>7.3322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5012" calcext:value-type="float">
            <text:p>7.3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011019354839" calcext:value-type="float">
            <text:p>7.4201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8624" calcext:value-type="float">
            <text:p>7.71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017290322581" calcext:value-type="float">
            <text:p>8.020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31174193548" calcext:value-type="float">
            <text:p>8.3813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14416" calcext:value-type="float">
            <text:p>8.1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77290322581" calcext:value-type="float">
            <text:p>8.2487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2448" calcext:value-type="float">
            <text:p>7.9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69264516129" calcext:value-type="float">
            <text:p>7.7786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12942857143" calcext:value-type="float">
            <text:p>7.83912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36283870968" calcext:value-type="float">
            <text:p>7.8683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938090322581" calcext:value-type="float">
            <text:p>7.7793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1112" calcext:value-type="float">
            <text:p>7.5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789470967742" calcext:value-type="float">
            <text:p>7.6378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6592" calcext:value-type="float">
            <text:p>7.83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67375483871" calcext:value-type="float">
            <text:p>7.9167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979148387097" calcext:value-type="float">
            <text:p>7.8197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0552" calcext:value-type="float">
            <text:p>8.2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325393548387" calcext:value-type="float">
            <text:p>9.1232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6784" calcext:value-type="float">
            <text:p>9.0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4208" calcext:value-type="float">
            <text:p>8.42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36335483871" calcext:value-type="float">
            <text:p>8.2903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760438709677" calcext:value-type="float">
            <text:p>8.3876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7256" calcext:value-type="float">
            <text:p>8.0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27638709677" calcext:value-type="float">
            <text:p>7.6682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37744" calcext:value-type="float">
            <text:p>7.6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39019354839" calcext:value-type="float">
            <text:p>7.7553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983716129032" calcext:value-type="float">
            <text:p>8.2098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67208" calcext:value-type="float">
            <text:p>8.91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584490322581" calcext:value-type="float">
            <text:p>9.2058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0424" calcext:value-type="float">
            <text:p>8.6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982606451613" calcext:value-type="float">
            <text:p>7.8998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147971428572" calcext:value-type="float">
            <text:p>7.81147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03793548387" calcext:value-type="float">
            <text:p>7.7760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157316129032" calcext:value-type="float">
            <text:p>7.6215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06888" calcext:value-type="float">
            <text:p>7.39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81212903226" calcext:value-type="float">
            <text:p>7.1738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35744" calcext:value-type="float">
            <text:p>7.31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134812903226" calcext:value-type="float">
            <text:p>7.2713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95922580645" calcext:value-type="float">
            <text:p>7.4289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06812903226" calcext:value-type="float">
            <text:p>8.0790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424" calcext:value-type="float">
            <text:p>7.7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73677419355" calcext:value-type="float">
            <text:p>7.2837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649657142857" calcext:value-type="float">
            <text:p>7.4564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573187096774" calcext:value-type="float">
            <text:p>7.4657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25806451613" calcext:value-type="float">
            <text:p>7.546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0304" calcext:value-type="float">
            <text:p>7.4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86658064516" calcext:value-type="float">
            <text:p>7.498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65936" calcext:value-type="float">
            <text:p>7.74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31277419355" calcext:value-type="float">
            <text:p>7.701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581780645161" calcext:value-type="float">
            <text:p>8.0058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34296" calcext:value-type="float">
            <text:p>8.59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371741935484" calcext:value-type="float">
            <text:p>8.603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59128" calcext:value-type="float">
            <text:p>7.78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58038709678" calcext:value-type="float">
            <text:p>7.4335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45114285714" calcext:value-type="float">
            <text:p>7.5284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37909677419" calcext:value-type="float">
            <text:p>7.4453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09935483871" calcext:value-type="float">
            <text:p>7.3210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1448" calcext:value-type="float">
            <text:p>7.22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900025806452" calcext:value-type="float">
            <text:p>7.0690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2552" calcext:value-type="float">
            <text:p>7.1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39896774194" calcext:value-type="float">
            <text:p>7.6903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929961290323" calcext:value-type="float">
            <text:p>7.9892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28" calcext:value-type="float">
            <text:p>8.0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11767741935" calcext:value-type="float">
            <text:p>7.82411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10488" calcext:value-type="float">
            <text:p>7.73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83096774194" calcext:value-type="float">
            <text:p>7.3368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168937931035" calcext:value-type="float">
            <text:p>7.13168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819019354839" calcext:value-type="float">
            <text:p>7.298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269548387097" calcext:value-type="float">
            <text:p>7.4326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86744" calcext:value-type="float">
            <text:p>7.47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070580645161" calcext:value-type="float">
            <text:p>7.4907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04568" calcext:value-type="float">
            <text:p>7.82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486941935484" calcext:value-type="float">
            <text:p>7.9148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783638709678" calcext:value-type="float">
            <text:p>7.95783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4184" calcext:value-type="float">
            <text:p>8.2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017212903226" calcext:value-type="float">
            <text:p>8.5301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4368" calcext:value-type="float">
            <text:p>8.0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76541935484" calcext:value-type="float">
            <text:p>7.4637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115285714286" calcext:value-type="float">
            <text:p>7.59115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20103225807" calcext:value-type="float">
            <text:p>7.7782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48980645161" calcext:value-type="float">
            <text:p>7.667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688" calcext:value-type="float">
            <text:p>7.5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17625806452" calcext:value-type="float">
            <text:p>7.3341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77144" calcext:value-type="float">
            <text:p>7.41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5936" calcext:value-type="float">
            <text:p>7.6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2148" calcext:value-type="float">
            <text:p>8.0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518" calcext:value-type="float">
            <text:p>8.42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376387096774" calcext:value-type="float">
            <text:p>8.4837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476" calcext:value-type="float">
            <text:p>8.12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659251612903" calcext:value-type="float">
            <text:p>8.2065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63828571429" calcext:value-type="float">
            <text:p>7.9916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718864516129" calcext:value-type="float">
            <text:p>7.9371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51561290323" calcext:value-type="float">
            <text:p>7.8125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66576" calcext:value-type="float">
            <text:p>7.49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48438709677" calcext:value-type="float">
            <text:p>7.4274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87736" calcext:value-type="float">
            <text:p>7.4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125496774194" calcext:value-type="float">
            <text:p>7.6812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776180645161" calcext:value-type="float">
            <text:p>7.5577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35779310345" calcext:value-type="float">
            <text:p>7.97335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16436363636" calcext:value-type="float">
            <text:p>7.30716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76929032258" calcext:value-type="float">
            <text:p>7.1997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129057142857" calcext:value-type="float">
            <text:p>6.9512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42620689655" calcext:value-type="float">
            <text:p>7.06242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958" calcext:value-type="float">
            <text:p>6.79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2490810532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58" meta:object-count="0"/>
    <meta:user-defined meta:name="AppVersion">3.0</meta:user-defined>
  </office:meta>
</office:document-meta>
</file>